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Normal" style:family="paragraph">
      <style:text-properties fo:font-size="14pt" style:font-size-asian="14pt" style:font-size-complex="14pt"/>
    </style:style>
    <style:style style:name="P3" style:parent-style-name="Normal" style:family="paragraph">
      <style:text-properties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14pt" style:font-size-asian="14pt" style:font-size-complex="14pt"/>
    </style:style>
    <style:style style:name="P8" style:parent-style-name="Normal" style:family="paragraph">
      <style:text-properties fo:font-size="14pt" style:font-size-asian="14pt" style:font-size-complex="14pt"/>
    </style:style>
    <style:style style:name="P9" style:parent-style-name="Normal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/>
      <text:p text:style-name="P2">Subject -- Request for Assignment Deadline Extension</text:p>
      <text:p text:style-name="P3"/>
      <text:p text:style-name="P4">Dear Professor,</text:p>
      <text:p text:style-name="P5">I hope you are doing well. I am writing to request a short extension for the submission of the Digital Literacy assignment scheduled for this week. Due to unexpected personal circumstances, I have been unable to complete the work within the given deadline.</text:p>
      <text:p text:style-name="P6">I sincerely apologize for the inconvenience and would be grateful if you could grant me an additional two days to finish the assignment properly.</text:p>
      <text:p text:style-name="P7">Thank you for your understanding.</text:p>
      <text:p text:style-name="P8">Kind regards,<text:line-break/>Hitansh<text:line-break/>B.Tech First Year<text:line-break/>VIT Bhopal University</text:p>
      <text:p text:style-name="P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itansh Sharma</meta:initial-creator>
    <dc:creator>Hitansh Sharma</dc:creator>
    <meta:creation-date>2026-03-30T17:15:00Z</meta:creation-date>
    <dc:date>2026-03-30T17:15:00Z</dc:date>
    <meta:template xlink:href="Normal.dotm" xlink:type="simple"/>
    <meta:editing-cycles>2</meta:editing-cycles>
    <meta:editing-duration>PT0S</meta:editing-duration>
    <meta:document-statistic meta:page-count="1" meta:paragraph-count="1" meta:word-count="85" meta:character-count="570" meta:row-count="4" meta:non-whitespace-character-count="486"/>
  </office:meta>
</office:document-meta>
</file>